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82cm" draw:marker-start-width="0.624cm" draw:marker-end-width="0.624cm" draw:textarea-horizontal-align="justify" draw:textarea-vertical-align="middle" draw:auto-grow-height="false" fo:min-height="3.782cm" fo:min-width="3.46cm" fo:padding-top="0.267cm" fo:padding-bottom="0.267cm" fo:padding-left="0.392cm" fo:padding-right="0.392cm"/>
    </style:style>
    <style:style style:name="gr2" style:family="graphic" style:parent-style-name="standard">
      <style:graphic-properties draw:stroke="solid" draw:stroke-dash="Dot" svg:stroke-width="0.353cm" svg:stroke-color="#2a6099" draw:marker-start-width="0.725cm" draw:marker-end-width="0.725cm" draw:stroke-linejoin="round" svg:stroke-linecap="round" draw:textarea-vertical-align="middle" fo:padding-top="0.297cm" fo:padding-bottom="0.297cm" fo:padding-left="0.422cm" fo:padding-right="0.42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6cm" svg:x="2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1" draw:layer="layout" svg:width="9.559cm" svg:height="2.831cm" draw:transform="skewX (0.278030949842697) rotate (0.588699556697687) translate (0.575cm 6.254cm)" draw:kind="arc" draw:start-angle="311.17" draw:end-angle="239.81">
          <text:p/>
        </draw:ellipse>
        <draw:ellipse draw:style-name="gr2" draw:text-style-name="P1" draw:layer="layout" svg:width="11.243cm" svg:height="2.831cm" draw:transform="skewX (0.278030949842697) rotate (0.588699556697687) translate (-0.139cm 6.732cm)" draw:kind="arc" draw:start-angle="304.06" draw:end-angle="245.5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4-26T10:44:45.601622943</dc:date>
    <meta:editing-duration>PT3M4S</meta:editing-duration>
    <meta:editing-cycles>2</meta:editing-cycles>
    <meta:generator>LibreOffice/7.2.3.2$Linux_X86_64 LibreOffice_project/d166454616c1632304285822f9c83ce2e660fd92</meta:generator>
    <meta:document-statistic meta:object-count="3"/>
  </office:meta>
</office:document-meta>
</file>